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0c85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150c85" officeooo:paragraph-rsid="00150c85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interviewed five software engineering candidates over the past two weeks, including folks with grad degrees in computer science/ex-FAANG with 7+ years of experience. All five were jointly rejected by myself and a co-interviewer either because the candidates jumped straight into implementation and ended up with bugs during testing or unhandled edge cases, and/or their oral-written communication was poor.</text:p>
      <text:p text:style-name="P1"/>
      <text:p text:style-name="P1">So, for those folks who are 'PEDACing' for the first few times:</text:p>
      <text:p text:style-name="P1">1) Train your problem solving muscles to start with PEDAC by default (or some equivalent thereof);</text:p>
      <text:p text:style-name="P1">2) Get comfortable talking through problems out loud, not just typing silently.</text:p>
      <text:p text:style-name="P1"/>
      <text:p text:style-name="P1">Can't stress enough that PEDAC isn't an arbitrary heuristic meant for getting through the curriculum or 109/129 oral assessments. PEDAC works, especially under pressure.</text:p>
      <text:p text:style-name="P1"/>
      <text:p text:style-name="P1">- Sam Swire (Check)</text:p>
      <text:p text:style-name="Standard"/>
      <text:p text:style-name="P2"># Intro to PEDAC</text:p>
      <text:p text:style-name="Standard"/>
      <text:p text:style-name="Standard">=begin</text:p>
      <text:p text:style-name="Standard">-------------- P</text:p>
      <text:p text:style-name="Standard">Input: Array of letters that go in alphabetical order</text:p>
      <text:p text:style-name="Standard">Output: A single letter that is missing from the letters in the given array</text:p>
      <text:p text:style-name="Standard"/>
      <text:p text:style-name="Standard">Implicit rules:</text:p>
      <text:p text:style-name="Standard">- The missing letter we need to return must be the opposite case of the letters in the given array</text:p>
      <text:p text:style-name="Standard"/>
      <text:p text:style-name="Standard">-------------- E</text:p>
      <text:p text:style-name="Standard">['a','b','c','d','f']</text:p>
      <text:p text:style-name="Standard">['a','b','c','d','e', 'f']</text:p>
      <text:p text:style-name="Standard"/>
      <text:p text:style-name="Standard">['O','Q','R','S']</text:p>
      <text:p text:style-name="Standard">['O', 'P', 'Q','R','S']</text:p>
      <text:p text:style-name="Standard"/>
      <text:p text:style-name="Standard">-------------- D</text:p>
      <text:p text:style-name="Standard">Default array with all letters of the alphabet</text:p>
      <text:p text:style-name="Standard">Reference array somehow?</text:p>
      <text:p text:style-name="Standard"/>
      <text:p text:style-name="Standard">Use a hash to shift between position and letter</text:p>
      <text:p text:style-name="Standard">Position in alphabet is key, letter is value</text:p>
      <text:p text:style-name="Standard"/>
      <text:p text:style-name="Standard">-------------- A</text:p>
      <text:p text:style-name="Standard">Use the reference collection to determine the missing letter from the given array</text:p>
      <text:p text:style-name="Standard">Create a reference collection</text:p>
      <text:p text:style-name="Standard">Create an array of letters starting at the first letter of the given array and ending at the last letter of the given array</text:p>
      <text:p text:style-name="Standard">Determine the missing letter from the given array</text:p>
      <text:p text:style-name="Standard">Find the difference between the reference array and the given array</text:p>
      <text:p text:style-name="Standard">Return the letter in the difference array, in the opposite case</text:p>
      <text:p text:style-name="Standard">=end</text:p>
      <text:p text:style-name="Standard"/>
      <text:p text:style-name="P1"><text:soft-page-break/>Code</text:p>
      <text:p text:style-name="P1">- Goal: translate the algorithm into your programming language of choice</text:p>
      <text:p text:style-name="P1">- Code with intent. Avoid hack and slash - TEST FREQUENTLY</text:p>
      <text:p text:style-name="P1">- Use the REPL or run your code as a file</text:p>
      <text:p text:style-name="P1">- When testing your code, always have an idea in place of what you're expecting</text:p>
      <text:p text:style-name="P1"/>
      <text:p text:style-name="P1">=begin</text:p>
      <text:p text:style-name="P1">Write a method that takes an array of consecutive letters as input and returns the missing letter.</text:p>
      <text:p text:style-name="P1">=end</text:p>
      <text:p text:style-name="P1"/>
      <text:p text:style-name="P1"># p determine_missing_letter(['a','b','c','d','f']) == 'E' </text:p>
      <text:p text:style-name="P1"># p determine_missing_letter(['O','Q','R','S']) == 'p'</text:p>
      <text:p text:style-name="P1"># p determine_missing_letter(["a","b","c","d","f"]) == "E"</text:p>
      <text:p text:style-name="P3"># p determine_missing_letter(["O","Q","R","S"]) == "p"</text:p>
      <text:p text:style-name="P3"/>
      <text:p text:style-name="P3">Sample solution</text:p>
      <text:p text:style-name="Standard"/>
      <text:p text:style-name="Standard">def determine_missing_letter(arr)</text:p>
      <text:p text:style-name="Standard">reference = (arr[0]..arr[-1]).to_a</text:p>
      <text:p text:style-name="Standard">missing_letter = reference.difference(arr)</text:p>
      <text:p text:style-name="Standard">missing_letter[0].swapcase!</text:p>
      <text:p text:style-name="Standard">end</text:p>
      <text:p text:style-name="Standard"/>
      <text:p text:style-name="Standard">p determine_missing_letter(['a','b','c','d','f']) == 'E' </text:p>
      <text:p text:style-name="Standard">p determine_missing_letter(['O','Q','R','S']) == 'p'</text:p>
      <text:p text:style-name="Standard">p determine_missing_letter(["a","b","c","d","f"]) == "E"</text:p>
      <text:p text:style-name="Standard">p determine_missing_letter(["O","Q","R","S"]) == "p"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8:19:38.549421960</meta:creation-date>
    <dc:date>2022-10-20T20:35:32.326314973</dc:date>
    <meta:editing-duration>PT2H5M43S</meta:editing-duration>
    <meta:editing-cycles>1</meta:editing-cycles>
    <meta:document-statistic meta:table-count="0" meta:image-count="0" meta:object-count="0" meta:page-count="2" meta:paragraph-count="53" meta:word-count="409" meta:character-count="2790" meta:non-whitespace-character-count="2432"/>
    <meta:generator>LibreOffice/7.3.6.2$Linux_X86_64 LibreOffice_project/30$Build-2</meta:generator>
  </office:meta>
</office:document-meta>
</file>